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353cm"/>
    </style:style>
    <style:style style:name="Tableau1.B" style:family="table-column">
      <style:table-column-properties style:column-width="8.451cm"/>
    </style:style>
    <style:style style:name="Tableau1.C" style:family="table-column">
      <style:table-column-properties style:column-width="6.197cm"/>
    </style:style>
    <style:style style:name="Tableau1.A1" style:family="table-cell">
      <style:table-cell-properties style:vertical-align="middle" fo:padding="0.049cm" fo:border="0.0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895cm"/>
    </style:style>
    <style:style style:name="Tableau2.B" style:family="table-column">
      <style:table-column-properties style:column-width="2.304cm"/>
    </style:style>
    <style:style style:name="Tableau2.C" style:family="table-column">
      <style:table-column-properties style:column-width="2.374cm"/>
    </style:style>
    <style:style style:name="Tableau2.D" style:family="table-column">
      <style:table-column-properties style:column-width="1.508cm"/>
    </style:style>
    <style:style style:name="Tableau2.F" style:family="table-column">
      <style:table-column-properties style:column-width="5.546cm"/>
    </style:style>
    <style:style style:name="Tableau2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ea007" officeooo:paragraph-rsid="001ea007"/>
    </style:style>
    <style:style style:name="P2" style:family="paragraph" style:parent-style-name="Text_20_body">
      <style:text-properties style:font-name="Google Sans" officeooo:rsid="001ea007" officeooo:paragraph-rsid="001ea007"/>
    </style:style>
    <style:style style:name="P3" style:family="paragraph" style:parent-style-name="Horizontal_20_Line">
      <style:text-properties officeooo:rsid="001ea007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 officeooo:rsid="001ea007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1ea007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style:font-weight-asian="normal" style:font-weight-complex="normal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officeooo:paragraph-rsid="001ea007" style:font-weight-asian="normal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officeooo:paragraph-rsid="001ea007" style:font-weight-asian="normal" style:font-weight-complex="normal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officeooo:paragraph-rsid="001ea007" style:font-weight-asian="normal" style:font-weight-complex="normal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 officeooo:paragraph-rsid="001ea007"/>
    </style:style>
    <style:style style:name="P1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normal" officeooo:rsid="001ea007" officeooo:paragraph-rsid="001ea007" style:font-weight-asian="normal" style:font-weight-complex="normal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style:font-weight-asian="normal" style:font-weight-complex="normal"/>
    </style:style>
    <style:style style:name="P14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officeooo:rsid="001ea007" officeooo:paragraph-rsid="001ea007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 officeooo:paragraph-rsid="001f7a14"/>
    </style:style>
    <style:style style:name="P17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/>
    </style:style>
    <style:style style:name="P18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rsid="001ea007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/>
    </style:style>
    <style:style style:name="P20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1ea007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5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ea007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Google Sans" officeooo:rsid="001ea007"/>
    </style:style>
    <style:style style:name="T5" style:family="text">
      <style:text-properties fo:font-weight="bold"/>
    </style:style>
    <style:style style:name="T6" style:family="text">
      <style:text-properties fo:font-size="12pt" fo:background-color="transparent" loext:char-shading-value="0"/>
    </style:style>
    <style:style style:name="T7" style:family="text">
      <style:text-properties fo:font-style="italic"/>
    </style:style>
    <style:style style:name="T8" style:family="text">
      <style:text-properties style:font-name="Google Sans 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TAVANT Arthur </text:p>
      <text:p text:style-name="P1"/>
      <text:p text:style-name="P2"><text:span text:style-name="T1">Exercice 1 — Lecture et interprétation d’une matrice (contexte détaillé)</text:span> </text:p>
      <text:p text:style-name="P3"/>
      <text:p text:style-name="P4"><text:span text:style-name="T2">1. À partir de la matrice, lister toutes les DF directes (écriture X → Y)</text:span></text:p>
      <text:p text:style-name="P5">Les DF directes sont:</text:p>
      <text:list text:style-name="L1">
        <text:list-item>
          <text:p text:style-name="P6">N° Livre → Titre</text:p>
        </text:list-item>
        <text:list-item>
          <text:p text:style-name="P7">N° Livre → Auteur</text:p>
        </text:list-item>
        <text:list-item>
          <text:p text:style-name="P7">N° Emprunteur → Nom Emprunteur</text:p>
        </text:list-item>
      </text:list>
      <text:list text:style-name="L2">
        <text:list-item>
          <text:p text:style-name="P8">Date Emprunt → Date Retour prévue:</text:p>
        </text:list-item>
      </text:list>
      <text:list text:style-name="L3">
        <text:list-item>
          <text:p text:style-name="P9">N° Livre → Titre</text:p>
        </text:list-item>
        <text:list-item>
          <text:p text:style-name="P9">N° Livre → Auteur</text:p>
        </text:list-item>
        <text:list-item>
          <text:p text:style-name="P10"><text:span text:style-name="T3">N°</text:span><text:span text:style-name="T3"> Emprunteur </text:span><text:span text:style-name="T3">→</text:span><text:span text:style-name="T3"> Nom Emprunteu</text:span>r</text:p>
        </text:list-item>
      </text:list>
      <text:p text:style-name="P3"/>
      <text:h text:style-name="P11" text:outline-level="3"><text:span text:style-name="T4">2. </text:span>Relever et barrer (expliquer) les DF transitives éventuelles </text:h>
      <text:p text:style-name="P12">Une DF transitive est une dépendance X → Z qui passe par un attribut intermédiaire Y, tel que X → Y et Y → Z, et Y n'est pas une clé candidate pour X → Z.</text:p>
      <text:p text:style-name="P12">Dans les DF relevées N° Livre → Titre, N° Livre → Auteur, N° Emprunteur → Nom Emprunteur), il n'y a aucune DF transitive:</text:p>
      <text:list text:style-name="L4">
        <text:list-item>
          <text:p text:style-name="P13">Aucune des DF n'a son attribut de droite (Titre, Auteur, Nom Emprunteur) comme déterminant (attribut de gauche) d'une autre DF.</text:p>
        </text:list-item>
        <text:list-item>
          <text:p text:style-name="P14">Il n'y a pas de chaîne de dépendances de type X → Y → Z.</text:p>
        </text:list-item>
      </text:list>
      <text:p text:style-name="P3"/>
      <text:h text:style-name="P11" text:outline-level="3"><text:span text:style-name="T4">3. </text:span>Repérer les identifiants (têtes de colonne) </text:h>
      <text:p text:style-name="P15"/>
      <text:p text:style-name="P5">Dans le contexte du prêt de livres, l'enregistrement que l'on cherche à modéliser est le <text:span text:style-name="T5">Prêt</text:span>. Un prêt est défini par: <text:span text:style-name="T5">qui</text:span> emprunte <text:span text:style-name="T5">quel</text:span> livre et <text:span text:style-name="T5">quand</text:span>.</text:p>
      <text:list text:style-name="L5">
        <text:list-item>
          <text:p text:style-name="P16">L'identifiant d'un livre est le <text:span text:style-name="T3">N°</text:span> Livre<text:span text:style-name="T6">18</text:span>.</text:p>
        </text:list-item>
        <text:list-item>
          <text:p text:style-name="P16">L'identifiant d'un emprunteur est le <text:span text:style-name="T3">N°</text:span> Emprunteur.</text:p>
        </text:list-item>
        <text:list-item>
          <text:p text:style-name="P17">L'enregistrement d'un prêt est le fait qu'un emprunteur emprunte un livre à une certaine <text:span text:style-name="T5">Date Emprunt</text:span></text:p>
        </text:list-item>
      </text:list>
      <text:p text:style-name="P3"/>
      <text:h text:style-name="P18" text:outline-level="3"><text:soft-page-break/>4. Dessiner le graphe de couverture minimale (liste des flèches)</text:h>
      <text:p text:style-name="P5">Le graphe de couverture minimale représente toutes les DF directes et élémentaires (non-transitives)<text:span text:style-name="T6">21</text:span>.</text:p>
      <text:p text:style-name="P5">Le graphe est basé sur les DF directes du point 1 et la décomposition de la clé composite:</text:p>
      <text:list text:style-name="L6">
        <text:list-item>
          <text:p text:style-name="P19"><text:span text:style-name="T5">$N^{\circ}$ Livre $\rightarrow$ Titre</text:span> (DF partielle)</text:p>
        </text:list-item>
        <text:list-item>
          <text:p text:style-name="P19"><text:span text:style-name="T5">$N^{\circ}$ Livre $\rightarrow$ Auteur</text:span> (DF partielle)</text:p>
        </text:list-item>
        <text:list-item>
          <text:p text:style-name="P19"><text:span text:style-name="T5">$N^{\circ}$ Emprunteur $\rightarrow$ Nom Emprunteur</text:span> (DF partielle)</text:p>
        </text:list-item>
        <text:list-item>
          <text:p text:style-name="P19"><text:span text:style-name="T5">($N^{\circ}$ Livre, $N^{\circ}$ Emprunteur, Date Emprunt) $\rightarrow$ Date Retour prévue</text:span> (DF non-partielle, car la <text:span text:style-name="T5">Date Emprunt</text:span> est nécessaire pour le calcul de la <text:span text:style-name="T5">Date Retour prévue</text:span> <text:span text:style-name="T6">22</text:span>)</text:p>
        </text:list-item>
      </text:list>
      <text:p text:style-name="P3"/>
      <text:h text:style-name="P18" text:outline-level="3">5. Proposer un MCD (schéma entités-associations) minimal</text:h>
      <text:p text:style-name="P5">Pour atteindre la <text:span text:style-name="T5">3e Forme Normale (3FN)</text:span>, on doit séparer les DF partielles et transitives dans des entités distinctes. Ici, toutes les DF partielles seront séparées de la table de faits (l'emprunt).</text:p>
      <text:list text:style-name="L7">
        <text:list-item>
          <text:p text:style-name="P20"><text:span text:style-name="T5">Entité LIVRE</text:span> : Contient les informations ne dépendant que du $N^{\circ}$ Livre.</text:p>
          <text:list>
            <text:list-item>
              <text:p text:style-name="P20"><text:span text:style-name="T7">Clé</text:span> : $N^{\circ}$ Livre</text:p>
            </text:list-item>
            <text:list-item>
              <text:p text:style-name="P20"><text:span text:style-name="T7">Attributs</text:span> : Titre, Auteur</text:p>
            </text:list-item>
          </text:list>
        </text:list-item>
        <text:list-item>
          <text:p text:style-name="P20"><text:span text:style-name="T5">Entité ÉTUDIANT (Emprunteur)</text:span> : Contient les informations ne dépendant que du $N^{\circ}$ Emprunteur.</text:p>
          <text:list>
            <text:list-item>
              <text:p text:style-name="P20"><text:span text:style-name="T7">Clé</text:span> : $N^{\circ}$ Emprunteur</text:p>
            </text:list-item>
            <text:list-item>
              <text:p text:style-name="P20"><text:span text:style-name="T7">Attributs</text:span> : Nom Emprunteur</text:p>
            </text:list-item>
          </text:list>
        </text:list-item>
        <text:list-item>
          <text:p text:style-name="P20"><text:span text:style-name="T5">Association EMPRUNT</text:span> : Relie l'Étudiant au Livre et contient les informations spécifiques au prêt.</text:p>
          <text:list>
            <text:list-item>
              <text:p text:style-name="P20"><text:span text:style-name="T7">Clé (identifiant de l'association)</text:span> : ($N^{\circ}$ Livre, $N^{\circ}$ Emprunteur, Date Emprunt)</text:p>
            </text:list-item>
            <text:list-item>
              <text:p text:style-name="P20"><text:span text:style-name="T7">Attributs</text:span> : Date Emprunt, Date Retour prévue</text:p>
            </text:list-item>
          </text:list>
        </text:list-item>
      </text:list>
      <text:p text:style-name="P21">MCD Minimal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22"><text:span text:style-name="Strong_20_Emphasis"><text:span text:style-name="T8">Entité</text:span></text:span></text:p>
            </table:table-cell>
            <table:table-cell table:style-name="Tableau1.A1" office:value-type="string">
              <text:p text:style-name="P22"><text:span text:style-name="Strong_20_Emphasis"><text:span text:style-name="T8">Attributs</text:span></text:span></text:p>
            </table:table-cell>
            <table:table-cell table:style-name="Tableau1.A1" office:value-type="string">
              <text:p text:style-name="P22"><text:span text:style-name="Strong_20_Emphasis"><text:span text:style-name="T8">Clé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23">LIVRE</text:p>
          </table:table-cell>
          <table:table-cell table:style-name="Tableau1.A1" office:value-type="string">
            <text:p text:style-name="P24">$\underline{N^{\circ} \text{ Livre}}$, Titre, Auteur</text:p>
          </table:table-cell>
          <table:table-cell table:style-name="Tableau1.A1" office:value-type="string">
            <text:p text:style-name="P24">$\underline{N^{\circ} \text{ Livre}}$</text:p>
          </table:table-cell>
        </table:table-row>
        <table:table-row>
          <table:table-cell table:style-name="Tableau1.A1" office:value-type="string">
            <text:p text:style-name="P23">ÉTUDIANT</text:p>
          </table:table-cell>
          <table:table-cell table:style-name="Tableau1.A1" office:value-type="string">
            <text:p text:style-name="P24">$\underline{N^{\circ} \text{ Emprunteur}}$, Nom Emprunteur</text:p>
          </table:table-cell>
          <table:table-cell table:style-name="Tableau1.A1" office:value-type="string">
            <text:p text:style-name="P24">$\underline{N^{\circ} \text{ Emprunteur}}$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header-rows>
          <text:soft-page-break/>
          <table:table-row>
            <table:table-cell table:style-name="Tableau2.A1" office:value-type="string">
              <text:p text:style-name="P22"><text:span text:style-name="Strong_20_Emphasis"><text:span text:style-name="T8">Association</text:span></text:span></text:p>
            </table:table-cell>
            <table:table-cell table:style-name="Tableau2.A1" office:value-type="string">
              <text:p text:style-name="P22"><text:span text:style-name="Strong_20_Emphasis"><text:span text:style-name="T8">Entité 1</text:span></text:span></text:p>
            </table:table-cell>
            <table:table-cell table:style-name="Tableau2.A1" office:value-type="string">
              <text:p text:style-name="P22"><text:span text:style-name="Strong_20_Emphasis"><text:span text:style-name="T8">Cardinalité</text:span></text:span></text:p>
            </table:table-cell>
            <table:table-cell table:style-name="Tableau2.A1" office:value-type="string">
              <text:p text:style-name="P22"><text:span text:style-name="Strong_20_Emphasis"><text:span text:style-name="T8">Entité 2</text:span></text:span></text:p>
            </table:table-cell>
            <table:table-cell table:style-name="Tableau2.A1" office:value-type="string">
              <text:p text:style-name="P22"><text:span text:style-name="Strong_20_Emphasis"><text:span text:style-name="T8">Cardinalité</text:span></text:span></text:p>
            </table:table-cell>
            <table:table-cell table:style-name="Tableau2.A1" office:value-type="string">
              <text:p text:style-name="P22"><text:span text:style-name="Strong_20_Emphasis"><text:span text:style-name="T8">Attributs</text:span></text:span></text:p>
            </table:table-cell>
          </table:table-row>
        </table:table-header-rows>
        <table:table-row>
          <table:table-cell table:style-name="Tableau2.A1" office:value-type="string">
            <text:p text:style-name="P23">EMPRUNTER</text:p>
          </table:table-cell>
          <table:table-cell table:style-name="Tableau2.A1" office:value-type="string">
            <text:p text:style-name="P24">ÉTUDIANT</text:p>
          </table:table-cell>
          <table:table-cell table:style-name="Tableau2.A1" office:value-type="string">
            <text:p text:style-name="P24">(1, N)</text:p>
          </table:table-cell>
          <table:table-cell table:style-name="Tableau2.A1" office:value-type="string">
            <text:p text:style-name="P24">LIVRE</text:p>
          </table:table-cell>
          <table:table-cell table:style-name="Tableau2.A1" office:value-type="string">
            <text:p text:style-name="P24">(1, N)</text:p>
          </table:table-cell>
          <table:table-cell table:style-name="Tableau2.A1" office:value-type="string">
            <text:p text:style-name="P24">Date Emprunt ($\underline{\text{Clé}}$), Date Retour prévue</text:p>
          </table:table-cell>
        </table:table-row>
      </table:table>
      <text:p text:style-name="P21">Justification des cardinalités :</text:p>
      <text:list text:style-name="L8">
        <text:list-item>
          <text:p text:style-name="P25">Un <text:span text:style-name="T5">LIVRE</text:span> est emprunté par <text:span text:style-name="T5">plusieurs</text:span> ÉTUDIANTS (0, N) ou (1, N) s'il a été emprunté au moins une fois.</text:p>
        </text:list-item>
        <text:list-item>
          <text:p text:style-name="P25">Un <text:span text:style-name="T5">ÉTUDIANT</text:span> peut emprunter <text:span text:style-name="T5">plusieurs</text:span> LIVRES (0, N) ou (1, N) s'il a fait au moins un prêt.</text:p>
        </text:list-item>
        <text:list-item>
          <text:p text:style-name="P25">L'association est (1, N)-(1, N) et porte un attribut propre (<text:span text:style-name="T5">Date Emprunt</text:span>) qui, en combinaison avec les clés, devient l'identifiant de l'emprunt, justifiant la création d'une <text:span text:style-name="T5">entité-association</text:span> pour représenter l'historique des prêts<text:span text:style-name="T6">23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29:08.289083700</meta:creation-date>
    <dc:date>2025-11-25T18:50:17.961361800</dc:date>
    <meta:editing-duration>PT5M13S</meta:editing-duration>
    <meta:editing-cycles>1</meta:editing-cycles>
    <meta:document-statistic meta:table-count="2" meta:image-count="0" meta:object-count="0" meta:page-count="3" meta:paragraph-count="65" meta:word-count="574" meta:character-count="3517" meta:non-whitespace-character-count="3031"/>
    <meta:generator>LibreOffice/25.2.6.2$Windows_X86_64 LibreOffice_project/729c5bfe710f5eb71ed3bbde9e06a6065e9c6c5d</meta:generator>
  </office:meta>
</office:document-meta>
</file>